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69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189.6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LLOCATION</text:p>
          </table:table-cell>
          <table:table-cell table:style-name="ce4" office:value-type="string" calcext:value-type="string">
            <text:p>Percentage (%)</text:p>
          </table:table-cell>
          <table:table-cell table:style-name="ce1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s/>Rewards &amp; Incentives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6" table:formula="of:=([.B2] * 1000000000)" office:value-type="float" office:value="400000000" calcext:value-type="float">
            <text:p>400,000,000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vate &amp; Public Funding</text:p>
          </table:table-cell>
          <table:table-cell table:style-name="ce5" office:value-type="percentage" office:value="0.25" calcext:value-type="percentage">
            <text:p>25%</text:p>
          </table:table-cell>
          <table:table-cell table:style-name="ce6" table:formula="of:=([.B3] * 1000000000)" office:value-type="float" office:value="250000000" calcext:value-type="float">
            <text:p>250,000,000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am &amp; Advisors</text:p>
          </table:table-cell>
          <table:table-cell table:style-name="ce5" office:value-type="percentage" office:value="0.15" calcext:value-type="percentage">
            <text:p>15%</text:p>
          </table:table-cell>
          <table:table-cell table:style-name="ce6" table:formula="of:=([.B4] * 1000000000)" office:value-type="float" office:value="150000000" calcext:value-type="float">
            <text:p>150,000,000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quidity For CEX &amp; DEX Listing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6" table:formula="of:=([.B5] * 1000000000)" office:value-type="float" office:value="100000000" calcext:value-type="float">
            <text:p>100,000,000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easury</text:p>
          </table:table-cell>
          <table:table-cell table:style-name="ce5" office:value-type="percentage" office:value="0.1" calcext:value-type="percentage">
            <text:p>10%</text:p>
          </table:table-cell>
          <table:table-cell table:style-name="ce6" table:formula="of:=([.B6] * 1000000000)" office:value-type="float" office:value="100000000" calcext:value-type="float">
            <text:p>100,000,000.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style-name="ce5" table:formula="of:=SUM([.B2:.B6])" office:value-type="percentage" office:value="1" calcext:value-type="percentage">
            <text:p>100%</text:p>
          </table:table-cell>
          <table:table-cell table:style-name="ce6" table:formula="of:=SUM([.C2:.C6])" office:value-type="float" office:value="1000000000" calcext:value-type="float">
            <text:p>1,000,000,000.00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6.0.5.2$Linux_X86_64 LibreOffice_project/</meta:generator>
  </office:meta>
</office:document-meta>
</file>